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10-01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7-01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5-21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5-21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5-07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4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3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1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0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0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0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0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0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0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0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0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0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0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0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0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0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0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0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0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0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0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0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0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0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0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0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0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0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0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0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0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0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0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0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0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32352" calcext:value-type="float">
            <text:p>13.08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3940645161" calcext:value-type="float">
            <text:p>12.82539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99976774194" calcext:value-type="float">
            <text:p>12.95999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3176774194" calcext:value-type="float">
            <text:p>13.23431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28730322581" calcext:value-type="float">
            <text:p>12.39287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0843870968" calcext:value-type="float">
            <text:p>11.84708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36904" calcext:value-type="float">
            <text:p>11.54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6972903226" calcext:value-type="float">
            <text:p>11.57669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89508965517" calcext:value-type="float">
            <text:p>12.258950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93075" calcext:value-type="float">
            <text:p>12.78093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44270967742" calcext:value-type="float">
            <text:p>13.5444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40912" calcext:value-type="float">
            <text:p>14.3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0796" calcext:value-type="float">
            <text:p>14.75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6576" calcext:value-type="float">
            <text:p>13.71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82675" calcext:value-type="float">
            <text:p>13.47282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0763870968" calcext:value-type="float">
            <text:p>12.92607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96392258065" calcext:value-type="float">
            <text:p>12.86963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6469677419" calcext:value-type="float">
            <text:p>11.96064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5492" calcext:value-type="float">
            <text:p>11.17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04918709677" calcext:value-type="float">
            <text:p>11.26049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39787586207" calcext:value-type="float">
            <text:p>11.443978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14875" calcext:value-type="float">
            <text:p>11.9014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84134193548" calcext:value-type="float">
            <text:p>12.64841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6976" calcext:value-type="float">
            <text:p>13.3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481325" calcext:value-type="float">
            <text:p>13.36481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02104" calcext:value-type="float">
            <text:p>12.91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438875" calcext:value-type="float">
            <text:p>12.25438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08660645161" calcext:value-type="float">
            <text:p>12.41086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23256" calcext:value-type="float">
            <text:p>11.95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9293" calcext:value-type="float">
            <text:p>11.8692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9848" calcext:value-type="float">
            <text:p>11.53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727525" calcext:value-type="float">
            <text:p>11.72727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63045714286" calcext:value-type="float">
            <text:p>12.01630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0843870968" calcext:value-type="float">
            <text:p>12.60908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85630967742" calcext:value-type="float">
            <text:p>13.10856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40743225807" calcext:value-type="float">
            <text:p>13.52407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56371612903" calcext:value-type="float">
            <text:p>12.70563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3272" calcext:value-type="float">
            <text:p>12.29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928775" calcext:value-type="float">
            <text:p>12.58928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2123870968" calcext:value-type="float">
            <text:p>12.49021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8069677419" calcext:value-type="float">
            <text:p>12.47880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4446451613" calcext:value-type="float">
            <text:p>12.27144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4488" calcext:value-type="float">
            <text:p>11.82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06955" calcext:value-type="float">
            <text:p>11.6606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67397142857" calcext:value-type="float">
            <text:p>11.79673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56781935484" calcext:value-type="float">
            <text:p>12.34567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35545806452" calcext:value-type="float">
            <text:p>13.00355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20021818182" calcext:value-type="float">
            <text:p>13.872002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44854285714" calcext:value-type="float">
            <text:p>13.35448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27912" calcext:value-type="float">
            <text:p>11.56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658725" calcext:value-type="float">
            <text:p>11.5565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71432" calcext:value-type="float">
            <text:p>11.07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443" calcext:value-type="float">
            <text:p>11.1644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79900689655" calcext:value-type="float">
            <text:p>11.297990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427" calcext:value-type="float">
            <text:p>11.7984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98541935484" calcext:value-type="float">
            <text:p>12.2298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47248" calcext:value-type="float">
            <text:p>12.50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723904" calcext:value-type="float">
            <text:p>12.687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34336" calcext:value-type="float">
            <text:p>12.94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2798" calcext:value-type="float">
            <text:p>13.242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12301935484" calcext:value-type="float">
            <text:p>12.57123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5328" calcext:value-type="float">
            <text:p>11.98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15125" calcext:value-type="float">
            <text:p>11.49715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148" meta:object-count="0"/>
    <meta:user-defined meta:name="AppVersion">3.0</meta:user-defined>
  </office:meta>
</office:document-meta>
</file>